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7646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Richtiges Gewicht angeben(y = yes; n = no)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Bild1</text:p>
          </table:table-cell>
          <table:table-cell office:value-type="string" calcext:value-type="string">
            <text:p>Bildl2</text:p>
          </table:table-cell>
          <table:table-cell office:value-type="string" calcext:value-type="string">
            <text:p>Lag das Programm richtig? (c=correct, w= wrong,) (Nach “|” Kommt, warum das Programm ein Produkt zurückgewiesen hat)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/home/stefan/Desktop/yolo/output2/images/test/20230815_112154.jpg</text:p>
          </table:table-cell>
          <table:table-cell office:value-type="string" calcext:value-type="string">
            <text:p>/home/stefan/Desktop/yolo/output2/images/test/20230815_11202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n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/home/stefan/Desktop/yolo/output2/images/test/20230815_112448.jpg</text:p>
          </table:table-cell>
          <table:table-cell office:value-type="string" calcext:value-type="string">
            <text:p>/home/stefan/Desktop/yolo/output2/images/test/20230815_112034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home/stefan/Desktop/yolo/output2/images/test/20230815_112858.jpg</text:p>
          </table:table-cell>
          <table:table-cell office:value-type="string" calcext:value-type="string">
            <text:p>/home/stefan/Desktop/yolo/output2/images/test/20230815_112042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y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/home/stefan/Desktop/yolo/output2/images/test/20230815_112949.jpg</text:p>
          </table:table-cell>
          <table:table-cell office:value-type="string" calcext:value-type="string">
            <text:p>/home/stefan/Desktop/yolo/output2/images/test/20230815_11221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home/stefan/Desktop/yolo/output2/images/test/20230815_113037.jpg</text:p>
          </table:table-cell>
          <table:table-cell office:value-type="string" calcext:value-type="string">
            <text:p>/home/stefan/Desktop/yolo/output2/images/test/20230815_112221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n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/home/stefan/Desktop/yolo/output2/images/test/20230815_113046.jpg</text:p>
          </table:table-cell>
          <table:table-cell office:value-type="string" calcext:value-type="string">
            <text:p>/home/stefan/Desktop/yolo/output2/images/test/20230815_112229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y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/home/stefan/Desktop/yolo/output2/images/test/20230815_113123.jpg</text:p>
          </table:table-cell>
          <table:table-cell office:value-type="string" calcext:value-type="string">
            <text:p>/home/stefan/Desktop/yolo/output2/images/test/20230815_112323 (copy)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15_113308.jpg</text:p>
          </table:table-cell>
          <table:table-cell office:value-type="string" calcext:value-type="string">
            <text:p>/home/stefan/Desktop/yolo/output2/images/test/20230815_112644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15_113321.jpg</text:p>
          </table:table-cell>
          <table:table-cell office:value-type="string" calcext:value-type="string">
            <text:p>/home/stefan/Desktop/yolo/output2/images/test/20230815_112646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R</text:p>
          </table:table-cell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home/stefan/Desktop/yolo/output2/images/test/20230815_113458.jpg</text:p>
          </table:table-cell>
          <table:table-cell office:value-type="string" calcext:value-type="string">
            <text:p>/home/stefan/Desktop/yolo/output2/images/test/20230815_112712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/home/stefan/Desktop/yolo/output2/images/test/20230822_182158.jpg</text:p>
          </table:table-cell>
          <table:table-cell office:value-type="string" calcext:value-type="string">
            <text:p>/home/stefan/Desktop/yolo/output2/images/test/20230822_181058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n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/home/stefan/Desktop/yolo/output2/images/test/20230822_182203.jpg</text:p>
          </table:table-cell>
          <table:table-cell office:value-type="string" calcext:value-type="string">
            <text:p>/home/stefan/Desktop/yolo/output2/images/test/20230822_181132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home/stefan/Desktop/yolo/output2/images/test/20230822_182257.jpg</text:p>
          </table:table-cell>
          <table:table-cell office:value-type="string" calcext:value-type="string">
            <text:p>/home/stefan/Desktop/yolo/output2/images/test/20230822_18123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y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/home/stefan/Desktop/yolo/output2/images/test/20230822_182338.jpg</text:p>
          </table:table-cell>
          <table:table-cell office:value-type="string" calcext:value-type="string">
            <text:p>/home/stefan/Desktop/yolo/output2/images/test/20230822_18125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home/stefan/Desktop/yolo/output2/images/test/20230822_182400.jpg</text:p>
          </table:table-cell>
          <table:table-cell office:value-type="string" calcext:value-type="string">
            <text:p>/home/stefan/Desktop/yolo/output2/images/test/20230822_181335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n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/home/stefan/Desktop/yolo/output2/images/test/20230822_182532.jpg</text:p>
          </table:table-cell>
          <table:table-cell office:value-type="string" calcext:value-type="string">
            <text:p>/home/stefan/Desktop/yolo/output2/images/test/20230822_181406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y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/home/stefan/Desktop/yolo/output2/images/test/20230822_182606.jpg</text:p>
          </table:table-cell>
          <table:table-cell office:value-type="string" calcext:value-type="string">
            <text:p>/home/stefan/Desktop/yolo/output2/images/test/20230822_181420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22_182717.jpg</text:p>
          </table:table-cell>
          <table:table-cell office:value-type="string" calcext:value-type="string">
            <text:p>/home/stefan/Desktop/yolo/output2/images/test/20230822_181426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22_182828.jpg</text:p>
          </table:table-cell>
          <table:table-cell office:value-type="string" calcext:value-type="string">
            <text:p>/home/stefan/Desktop/yolo/output2/images/test/20230822_181436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AppleG</text:p>
          </table:table-cell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home/stefan/Desktop/yolo/output2/images/test/20230822_182858.jpg</text:p>
          </table:table-cell>
          <table:table-cell office:value-type="string" calcext:value-type="string">
            <text:p>/home/stefan/Desktop/yolo/output2/images/test/20230822_18160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ome/stefan/Desktop/yolo/output2/images/test/20230815_103344.jpg</text:p>
          </table:table-cell>
          <table:table-cell office:value-type="string" calcext:value-type="string">
            <text:p>/home/stefan/Desktop/yolo/output2/images/test/20230815_103505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/home/stefan/Desktop/yolo/output2/images/test/20230815_103616.jpg</text:p>
          </table:table-cell>
          <table:table-cell office:value-type="string" calcext:value-type="string">
            <text:p>/home/stefan/Desktop/yolo/output2/images/test/20230815_103714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/home/stefan/Desktop/yolo/output2/images/test/20230815_103703.jpg</text:p>
          </table:table-cell>
          <table:table-cell office:value-type="string" calcext:value-type="string">
            <text:p>/home/stefan/Desktop/yolo/output2/images/test/20230815_10373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y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/home/stefan/Desktop/yolo/output2/images/test/20230815_104115.jpg</text:p>
          </table:table-cell>
          <table:table-cell office:value-type="string" calcext:value-type="string">
            <text:p>/home/stefan/Desktop/yolo/output2/images/test/20230815_10455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15_104915.jpg</text:p>
          </table:table-cell>
          <table:table-cell office:value-type="string" calcext:value-type="string">
            <text:p>/home/stefan/Desktop/yolo/output2/images/test/20230815_104601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15_105435.jpg</text:p>
          </table:table-cell>
          <table:table-cell office:value-type="string" calcext:value-type="string">
            <text:p>/home/stefan/Desktop/yolo/output2/images/test/20230815_104712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y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/home/stefan/Desktop/yolo/output2/images/test/20230815_105606.jpg</text:p>
          </table:table-cell>
          <table:table-cell office:value-type="string" calcext:value-type="string">
            <text:p>/home/stefan/Desktop/yolo/output2/images/test/20230815_10471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home/stefan/Desktop/yolo/output2/images/test/20230815_105936.jpg</text:p>
          </table:table-cell>
          <table:table-cell office:value-type="string" calcext:value-type="string">
            <text:p>/home/stefan/Desktop/yolo/output2/images/test/20230815_104732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/home/stefan/Desktop/yolo/output2/images/test/20230815_131704.jpg</text:p>
          </table:table-cell>
          <table:table-cell office:value-type="string" calcext:value-type="string">
            <text:p>/home/stefan/Desktop/yolo/output2/images/test/20230815_104745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Tomate</text:p>
          </table:table-cell>
          <table:table-cell office:value-type="string" calcext:value-type="string">
            <text:p>y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/home/stefan/Desktop/yolo/output2/images/test/20230815_131710.jpg</text:p>
          </table:table-cell>
          <table:table-cell office:value-type="string" calcext:value-type="string">
            <text:p>/home/stefan/Desktop/yolo/output2/images/test/20230815_104809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y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home/stefan/Desktop/yolo/output2/images/test/20230815_110343.jpg</text:p>
          </table:table-cell>
          <table:table-cell office:value-type="string" calcext:value-type="string">
            <text:p>/home/stefan/Desktop/yolo/output2/images/test/20230815_11021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15_110738.jpg</text:p>
          </table:table-cell>
          <table:table-cell office:value-type="string" calcext:value-type="string">
            <text:p>/home/stefan/Desktop/yolo/output2/images/test/20230815_110256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ome/stefan/Desktop/yolo/output2/images/test/20230815_110923.jpg</text:p>
          </table:table-cell>
          <table:table-cell office:value-type="string" calcext:value-type="string">
            <text:p>/home/stefan/Desktop/yolo/output2/images/test/20230815_110301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y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/home/stefan/Desktop/yolo/output2/images/test/20230815_111330.jpg</text:p>
          </table:table-cell>
          <table:table-cell office:value-type="string" calcext:value-type="string">
            <text:p>/home/stefan/Desktop/yolo/output2/images/test/20230815_11035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15_111440.jpg</text:p>
          </table:table-cell>
          <table:table-cell office:value-type="string" calcext:value-type="string">
            <text:p>/home/stefan/Desktop/yolo/output2/images/test/20230815_110634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n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/home/stefan/Desktop/yolo/output2/images/test/20230815_111529.jpg</text:p>
          </table:table-cell>
          <table:table-cell office:value-type="string" calcext:value-type="string">
            <text:p>/home/stefan/Desktop/yolo/output2/images/test/20230815_110917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y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/home/stefan/Desktop/yolo/output2/images/test/20230815_111557.jpg</text:p>
          </table:table-cell>
          <table:table-cell office:value-type="string" calcext:value-type="string">
            <text:p>/home/stefan/Desktop/yolo/output2/images/test/20230815_111138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15_111709.jpg</text:p>
          </table:table-cell>
          <table:table-cell office:value-type="string" calcext:value-type="string">
            <text:p>/home/stefan/Desktop/yolo/output2/images/test/20230815_111205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/home/stefan/Desktop/yolo/output2/images/test/20230815_111723.jpg</text:p>
          </table:table-cell>
          <table:table-cell office:value-type="string" calcext:value-type="string">
            <text:p>/home/stefan/Desktop/yolo/output2/images/test/20230815_111232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DoseWok</text:p>
          </table:table-cell>
          <table:table-cell office:value-type="string" calcext:value-type="string">
            <text:p>y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/home/stefan/Desktop/yolo/output2/images/test/20230815_124737.jpg</text:p>
          </table:table-cell>
          <table:table-cell office:value-type="string" calcext:value-type="string">
            <text:p>/home/stefan/Desktop/yolo/output2/images/test/20230815_111425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14_145518.jpg</text:p>
          </table:table-cell>
          <table:table-cell office:value-type="string" calcext:value-type="string">
            <text:p>/home/stefan/Desktop/yolo/output2/images/test/20230815_10154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14_145536.jpg</text:p>
          </table:table-cell>
          <table:table-cell office:value-type="string" calcext:value-type="string">
            <text:p>/home/stefan/Desktop/yolo/output2/images/test/20230815_102044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y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/home/stefan/Desktop/yolo/output2/images/test/20230814_145939.jpg</text:p>
          </table:table-cell>
          <table:table-cell office:value-type="string" calcext:value-type="string">
            <text:p>/home/stefan/Desktop/yolo/output2/images/test/20230815_102048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y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/home/stefan/Desktop/yolo/output2/images/test/20230814_145955.jpg</text:p>
          </table:table-cell>
          <table:table-cell office:value-type="string" calcext:value-type="string">
            <text:p>/home/stefan/Desktop/yolo/output2/images/test/20230815_10210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tefan/Desktop/yolo/output2/images/test/20230814_150010.jpg</text:p>
          </table:table-cell>
          <table:table-cell office:value-type="string" calcext:value-type="string">
            <text:p>/home/stefan/Desktop/yolo/output2/images/test/20230815_102145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/home/stefan/Desktop/yolo/output2/images/test/20230814_150046.jpg</text:p>
          </table:table-cell>
          <table:table-cell office:value-type="string" calcext:value-type="string">
            <text:p>/home/stefan/Desktop/yolo/output2/images/test/20230815_102158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/home/stefan/Desktop/yolo/output2/images/test/20230814_150205.jpg</text:p>
          </table:table-cell>
          <table:table-cell office:value-type="string" calcext:value-type="string">
            <text:p>/home/stefan/Desktop/yolo/output2/images/test/20230815_102311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ome/stefan/Desktop/yolo/output2/images/test/20230814_150435.jpg</text:p>
          </table:table-cell>
          <table:table-cell office:value-type="string" calcext:value-type="string">
            <text:p>/home/stefan/Desktop/yolo/output2/images/test/20230815_102317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tefan/Desktop/yolo/output2/images/test/20230814_150448.jpg</text:p>
          </table:table-cell>
          <table:table-cell office:value-type="string" calcext:value-type="string">
            <text:p>/home/stefan/Desktop/yolo/output2/images/test/20230815_102421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Vollmilch</text:p>
          </table:table-cell>
          <table:table-cell office:value-type="string" calcext:value-type="string">
            <text:p>y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/home/stefan/Desktop/yolo/output2/images/test/20230814_150459.jpg</text:p>
          </table:table-cell>
          <table:table-cell office:value-type="string" calcext:value-type="string">
            <text:p>/home/stefan/Desktop/yolo/output2/images/test/20230815_102428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0822_172921.jpg</text:p>
          </table:table-cell>
          <table:table-cell office:value-type="string" calcext:value-type="string">
            <text:p>/home/stefan/Desktop/yolo/output2/images/test/20230822_172918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0822_173110.jpg</text:p>
          </table:table-cell>
          <table:table-cell office:value-type="string" calcext:value-type="string">
            <text:p>/home/stefan/Desktop/yolo/output2/images/test/20230822_173013 (copy)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y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/home/stefan/Desktop/yolo/output2/images/test/20230822_173158.jpg</text:p>
          </table:table-cell>
          <table:table-cell office:value-type="string" calcext:value-type="string">
            <text:p>/home/stefan/Desktop/yolo/output2/images/test/20230822_173052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y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/home/stefan/Desktop/yolo/output2/images/test/20230822_173204.jpg</text:p>
          </table:table-cell>
          <table:table-cell office:value-type="string" calcext:value-type="string">
            <text:p>/home/stefan/Desktop/yolo/output2/images/test/20230822_17324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tefan/Desktop/yolo/output2/images/test/20230822_173253.jpg</text:p>
          </table:table-cell>
          <table:table-cell office:value-type="string" calcext:value-type="string">
            <text:p>/home/stefan/Desktop/yolo/output2/images/test/20230822_173303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/home/stefan/Desktop/yolo/output2/images/test/20230822_173633.jpg</text:p>
          </table:table-cell>
          <table:table-cell office:value-type="string" calcext:value-type="string">
            <text:p>/home/stefan/Desktop/yolo/output2/images/test/20230822_173310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y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/home/stefan/Desktop/yolo/output2/images/test/20230822_173657.jpg</text:p>
          </table:table-cell>
          <table:table-cell office:value-type="string" calcext:value-type="string">
            <text:p>/home/stefan/Desktop/yolo/output2/images/test/20230822_173409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/home/stefan/Desktop/yolo/output2/images/test/20230822_173732.jpg</text:p>
          </table:table-cell>
          <table:table-cell office:value-type="string" calcext:value-type="string">
            <text:p>/home/stefan/Desktop/yolo/output2/images/test/20230822_173423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/home/stefan/Desktop/yolo/output2/images/test/20230822_173925.jpg</text:p>
          </table:table-cell>
          <table:table-cell office:value-type="string" calcext:value-type="string">
            <text:p>/home/stefan/Desktop/yolo/output2/images/test/20230822_173436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y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/home/stefan/Desktop/yolo/output2/images/test/20230822_173948.jpg</text:p>
          </table:table-cell>
          <table:table-cell office:value-type="string" calcext:value-type="string">
            <text:p>/home/stefan/Desktop/yolo/output2/images/test/20230822_173533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/home/stefan/Desktop/yolo/output2/images/test/20231006_154300.jpg</text:p>
          </table:table-cell>
          <table:table-cell office:value-type="string" calcext:value-type="string">
            <text:p>/home/stefan/Desktop/yolo/output2/images/test/20231006_15545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1006_154320.jpg</text:p>
          </table:table-cell>
          <table:table-cell office:value-type="string" calcext:value-type="string">
            <text:p>/home/stefan/Desktop/yolo/output2/images/test/20231006_155520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y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/home/stefan/Desktop/yolo/output2/images/test/20231006_154729.jpg</text:p>
          </table:table-cell>
          <table:table-cell office:value-type="string" calcext:value-type="string">
            <text:p>/home/stefan/Desktop/yolo/output2/images/test/20231006_15552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/home/stefan/Desktop/yolo/output2/images/test/20231006_154850.jpg</text:p>
          </table:table-cell>
          <table:table-cell office:value-type="string" calcext:value-type="string">
            <text:p>/home/stefan/Desktop/yolo/output2/images/test/20231006_155619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1006_155042.jpg</text:p>
          </table:table-cell>
          <table:table-cell office:value-type="string" calcext:value-type="string">
            <text:p>/home/stefan/Desktop/yolo/output2/images/test/20231006_155624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n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/home/stefan/Desktop/yolo/output2/images/test/20231006_155114.jpg</text:p>
          </table:table-cell>
          <table:table-cell office:value-type="string" calcext:value-type="string">
            <text:p>/home/stefan/Desktop/yolo/output2/images/test/20231006_155637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y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/home/stefan/Desktop/yolo/output2/images/test/20231006_155417.jpg</text:p>
          </table:table-cell>
          <table:table-cell office:value-type="string" calcext:value-type="string">
            <text:p>/home/stefan/Desktop/yolo/output2/images/test/20231006_155940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/home/stefan/Desktop/yolo/output2/images/test/20231006_155420.jpg</text:p>
          </table:table-cell>
          <table:table-cell office:value-type="string" calcext:value-type="string">
            <text:p>/home/stefan/Desktop/yolo/output2/images/test/20231006_155954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tefan/Desktop/yolo/output2/images/test/20231006_155425.jpg</text:p>
          </table:table-cell>
          <table:table-cell office:value-type="string" calcext:value-type="string">
            <text:p>/home/stefan/Desktop/yolo/output2/images/test/20231006_160042.jpg</text:p>
          </table:table-cell>
          <table:table-cell office:value-type="string" calcext:value-type="string">
            <text:p>c| heavy</text:p>
          </table:table-cell>
          <table:table-cell/>
        </table:table-row>
        <table:table-row table:style-name="ro1">
          <table:table-cell office:value-type="string" calcext:value-type="string">
            <text:p>CornflakesJa</text:p>
          </table:table-cell>
          <table:table-cell office:value-type="string" calcext:value-type="string">
            <text:p>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/home/stefan/Desktop/yolo/output2/images/test/20231006_155452.jpg</text:p>
          </table:table-cell>
          <table:table-cell office:value-type="string" calcext:value-type="string">
            <text:p>/home/stefan/Desktop/yolo/output2/images/test/20231006_16004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ome/stefan/Desktop/yolo/output2/images/test/20231006_145824.jpg</text:p>
          </table:table-cell>
          <table:table-cell office:value-type="string" calcext:value-type="string">
            <text:p>/home/stefan/Desktop/yolo/output2/images/test/20231006_15132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1006_145839.jpg</text:p>
          </table:table-cell>
          <table:table-cell office:value-type="string" calcext:value-type="string">
            <text:p>/home/stefan/Desktop/yolo/output2/images/test/20231006_151352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y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/home/stefan/Desktop/yolo/output2/images/test/20231006_150314.jpg</text:p>
          </table:table-cell>
          <table:table-cell office:value-type="string" calcext:value-type="string">
            <text:p>/home/stefan/Desktop/yolo/output2/images/test/20231006_151359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y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/home/stefan/Desktop/yolo/output2/images/test/20231006_150540.jpg</text:p>
          </table:table-cell>
          <table:table-cell office:value-type="string" calcext:value-type="string">
            <text:p>/home/stefan/Desktop/yolo/output2/images/test/20231006_15154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1006_150656.jpg</text:p>
          </table:table-cell>
          <table:table-cell office:value-type="string" calcext:value-type="string">
            <text:p>/home/stefan/Desktop/yolo/output2/images/test/20231006_151857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home/stefan/Desktop/yolo/output2/images/test/20231006_150749.jpg</text:p>
          </table:table-cell>
          <table:table-cell office:value-type="string" calcext:value-type="string">
            <text:p>/home/stefan/Desktop/yolo/output2/images/test/20231006_152314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y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/home/stefan/Desktop/yolo/output2/images/test/20231006_150836.jpg</text:p>
          </table:table-cell>
          <table:table-cell office:value-type="string" calcext:value-type="string">
            <text:p>/home/stefan/Desktop/yolo/output2/images/test/20231006_152415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/home/stefan/Desktop/yolo/output2/images/test/20231006_150933.jpg</text:p>
          </table:table-cell>
          <table:table-cell office:value-type="string" calcext:value-type="string">
            <text:p>/home/stefan/Desktop/yolo/output2/images/test/20231006_152433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n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/home/stefan/Desktop/yolo/output2/images/test/20231006_150939.jpg</text:p>
          </table:table-cell>
          <table:table-cell office:value-type="string" calcext:value-type="string">
            <text:p>/home/stefan/Desktop/yolo/output2/images/test/20231006_151327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CornflakesDR</text:p>
          </table:table-cell>
          <table:table-cell office:value-type="string" calcext:value-type="string">
            <text:p>y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/home/stefan/Desktop/yolo/output2/images/test/20231006_151211.jpg</text:p>
          </table:table-cell>
          <table:table-cell office:value-type="string" calcext:value-type="string">
            <text:p>/home/stefan/Desktop/yolo/output2/images/test/20231006_150540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/home/stefan/Desktop/yolo/output2/images/test/20231006_170204.jpg</text:p>
          </table:table-cell>
          <table:table-cell office:value-type="string" calcext:value-type="string">
            <text:p>/home/stefan/Desktop/yolo/output2/images/test/20231006_171034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1006_170340.jpg</text:p>
          </table:table-cell>
          <table:table-cell office:value-type="string" calcext:value-type="string">
            <text:p>/home/stefan/Desktop/yolo/output2/images/test/20231006_171228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y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/home/stefan/Desktop/yolo/output2/images/test/20231006_170359.jpg</text:p>
          </table:table-cell>
          <table:table-cell office:value-type="string" calcext:value-type="string">
            <text:p>/home/stefan/Desktop/yolo/output2/images/test/20231006_171352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/home/stefan/Desktop/yolo/output2/images/test/20231006_170409.jpg</text:p>
          </table:table-cell>
          <table:table-cell office:value-type="string" calcext:value-type="string">
            <text:p>/home/stefan/Desktop/yolo/output2/images/test/20231006_171431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1006_170431.jpg</text:p>
          </table:table-cell>
          <table:table-cell office:value-type="string" calcext:value-type="string">
            <text:p>/home/stefan/Desktop/yolo/output2/images/test/20231006_172829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n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/home/stefan/Desktop/yolo/output2/images/test/20231006_170449.jpg</text:p>
          </table:table-cell>
          <table:table-cell office:value-type="string" calcext:value-type="string">
            <text:p>/home/stefan/Desktop/yolo/output2/images/test/20231006_172848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y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/home/stefan/Desktop/yolo/output2/images/test/20231006_170716.jpg</text:p>
          </table:table-cell>
          <table:table-cell office:value-type="string" calcext:value-type="string">
            <text:p>/home/stefan/Desktop/yolo/output2/images/test/20231006_17333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/home/stefan/Desktop/yolo/output2/images/test/20231006_170807.jpg</text:p>
          </table:table-cell>
          <table:table-cell office:value-type="string" calcext:value-type="string">
            <text:p>/home/stefan/Desktop/yolo/output2/images/test/20231006_173431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home/stefan/Desktop/yolo/output2/images/test/20231006_170930.jpg</text:p>
          </table:table-cell>
          <table:table-cell office:value-type="string" calcext:value-type="string">
            <text:p>/home/stefan/Desktop/yolo/output2/images/test/20231006_173516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NudelnBarilla</text:p>
          </table:table-cell>
          <table:table-cell office:value-type="string" calcext:value-type="string">
            <text:p>y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/home/stefan/Desktop/yolo/output2/images/test/20231006_171008.jpg</text:p>
          </table:table-cell>
          <table:table-cell office:value-type="string" calcext:value-type="string">
            <text:p>/home/stefan/Desktop/yolo/output2/images/test/20231006_173533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ome/stefan/Desktop/yolo/output2/images/test/20231006_181109.jpg</text:p>
          </table:table-cell>
          <table:table-cell office:value-type="string" calcext:value-type="string">
            <text:p>/home/stefan/Desktop/yolo/output2/images/test/20231006_182016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Desktop/yolo/output2/images/test/20231006_181123.jpg</text:p>
          </table:table-cell>
          <table:table-cell office:value-type="string" calcext:value-type="string">
            <text:p>/home/stefan/Desktop/yolo/output2/images/test/20231006_182045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/home/stefan/Desktop/yolo/output2/images/test/20231006_181223.jpg</text:p>
          </table:table-cell>
          <table:table-cell office:value-type="string" calcext:value-type="string">
            <text:p>/home/stefan/Desktop/yolo/output2/images/test/20231006_182152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y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/home/stefan/Desktop/yolo/output2/images/test/20231006_181229.jpg</text:p>
          </table:table-cell>
          <table:table-cell office:value-type="string" calcext:value-type="string">
            <text:p>/home/stefan/Desktop/yolo/output2/images/test/20231006_182345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tefan/Desktop/yolo/output2/images/test/20231006_181356.jpg</text:p>
          </table:table-cell>
          <table:table-cell office:value-type="string" calcext:value-type="string">
            <text:p>/home/stefan/Desktop/yolo/output2/images/test/20231006_182400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home/stefan/Desktop/yolo/output2/images/test/20231006_181655.jpg</text:p>
          </table:table-cell>
          <table:table-cell office:value-type="string" calcext:value-type="string">
            <text:p>/home/stefan/Desktop/yolo/output2/images/test/20231006_182840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y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/home/stefan/Desktop/yolo/output2/images/test/20231006_181702.jpg</text:p>
          </table:table-cell>
          <table:table-cell office:value-type="string" calcext:value-type="string">
            <text:p>/home/stefan/Desktop/yolo/output2/images/test/20231006_182847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n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/home/stefan/Desktop/yolo/output2/images/test/20231006_181808.jpg</text:p>
          </table:table-cell>
          <table:table-cell office:value-type="string" calcext:value-type="string">
            <text:p>/home/stefan/Desktop/yolo/output2/images/test/20231006_182919.jpg</text:p>
          </table:table-cell>
          <table:table-cell office:value-type="string" calcext:value-type="string">
            <text:p>C | heavy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n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/home/stefan/Desktop/yolo/output2/images/test/20231006_181835.jpg</text:p>
          </table:table-cell>
          <table:table-cell office:value-type="string" calcext:value-type="string">
            <text:p>/home/stefan/Desktop/yolo/output2/images/test/20231006_183045.jpg</text:p>
          </table:table-cell>
          <table:table-cell office:value-type="string" calcext:value-type="string">
            <text:p>C | light</text:p>
          </table:table-cell>
          <table:table-cell/>
        </table:table-row>
        <table:table-row table:style-name="ro1">
          <table:table-cell office:value-type="string" calcext:value-type="string">
            <text:p>NudelnBernbacher</text:p>
          </table:table-cell>
          <table:table-cell office:value-type="string" calcext:value-type="string">
            <text:p>y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/home/stefan/Desktop/yolo/output2/images/test/20231006_182009.jpg</text:p>
          </table:table-cell>
          <table:table-cell office:value-type="string" calcext:value-type="string">
            <text:p>/home/stefan/Desktop/yolo/output2/images/test/20231006_182345.jp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mal zuversicht 70-80</text:p>
          </table:table-cell>
          <table:table-cell/>
          <table:table-cell office:value-type="string" calcext:value-type="string">
            <text:p>Nur top ansic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weimal zuversicht 60-70</text:p>
          </table:table-cell>
          <table:table-cell/>
          <table:table-cell office:value-type="string" calcext:value-type="string">
            <text:p>beides topansicht bernbacher</text:p>
          </table:table-cell>
          <table:table-cell table:number-columns-repeated="2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formula="of:=COM.MICROSOFT.CONCAT(&quot;/home/stefan/Desktop/yolo/output2/images/test/&quot;;[.C133];&quot;.jpg&quot;)" office:value-type="string" office:string-value="/home/stefan/Desktop/yolo/output2/images/test/20230815_113123.jpg" calcext:value-type="string">
            <text:p>/home/stefan/Desktop/yolo/output2/images/test/20230815_113123.jpg</text:p>
          </table:table-cell>
          <table:table-cell table:formula="of:=COM.MICROSOFT.CONCAT(&quot;/home/stefan/Desktop/yolo/output2/images/test/&quot;;[.D133];&quot;.jpg&quot;)" office:value-type="string" office:string-value="/home/stefan/Desktop/yolo/output2/images/test/20230815_113227 (copy).jpg" calcext:value-type="string">
            <text:p>/home/stefan/Desktop/yolo/output2/images/test/20230815_113227 (copy).jpg</text:p>
          </table:table-cell>
          <table:table-cell office:value-type="string" calcext:value-type="string">
            <text:p>20230815_113123</text:p>
          </table:table-cell>
          <table:table-cell office:value-type="string" calcext:value-type="string">
            <text:p>20230815_113227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4];&quot;.jpg&quot;)" office:value-type="string" office:string-value="/home/stefan/Desktop/yolo/output2/images/test/20230815_122503.jpg" calcext:value-type="string">
            <text:p>/home/stefan/Desktop/yolo/output2/images/test/20230815_122503.jpg</text:p>
          </table:table-cell>
          <table:table-cell table:formula="of:=COM.MICROSOFT.CONCAT(&quot;/home/stefan/Desktop/yolo/output2/images/test/&quot;;[.D134];&quot;.jpg&quot;)" office:value-type="string" office:string-value="/home/stefan/Desktop/yolo/output2/images/test/20230815_122503 (copy).jpg" calcext:value-type="string">
            <text:p>/home/stefan/Desktop/yolo/output2/images/test/20230815_122503 (copy).jpg</text:p>
          </table:table-cell>
          <table:table-cell office:value-type="string" calcext:value-type="string">
            <text:p>20230815_122503</text:p>
          </table:table-cell>
          <table:table-cell office:value-type="string" calcext:value-type="string">
            <text:p>20230815_122503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5];&quot;.jpg&quot;)" office:value-type="string" office:string-value="/home/stefan/Desktop/yolo/output2/images/test/20230815_112830.jpg" calcext:value-type="string">
            <text:p>/home/stefan/Desktop/yolo/output2/images/test/20230815_112830.jpg</text:p>
          </table:table-cell>
          <table:table-cell table:formula="of:=COM.MICROSOFT.CONCAT(&quot;/home/stefan/Desktop/yolo/output2/images/test/&quot;;[.D135];&quot;.jpg&quot;)" office:value-type="string" office:string-value="/home/stefan/Desktop/yolo/output2/images/test/20230815_112858.jpg" calcext:value-type="string">
            <text:p>/home/stefan/Desktop/yolo/output2/images/test/20230815_112858.jpg</text:p>
          </table:table-cell>
          <table:table-cell office:value-type="string" calcext:value-type="string">
            <text:p>20230815_112830</text:p>
          </table:table-cell>
          <table:table-cell office:value-type="string" calcext:value-type="string">
            <text:p>20230815_112858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6];&quot;.jpg&quot;)" office:value-type="string" office:string-value="/home/stefan/Desktop/yolo/output2/images/test/20230815_113123.jpg" calcext:value-type="string">
            <text:p>/home/stefan/Desktop/yolo/output2/images/test/20230815_113123.jpg</text:p>
          </table:table-cell>
          <table:table-cell table:formula="of:=COM.MICROSOFT.CONCAT(&quot;/home/stefan/Desktop/yolo/output2/images/test/&quot;;[.D136];&quot;.jpg&quot;)" office:value-type="string" office:string-value="/home/stefan/Desktop/yolo/output2/images/test/20230815_113227 (copy).jpg" calcext:value-type="string">
            <text:p>/home/stefan/Desktop/yolo/output2/images/test/20230815_113227 (copy).jpg</text:p>
          </table:table-cell>
          <table:table-cell office:value-type="string" calcext:value-type="string">
            <text:p>20230815_113123</text:p>
          </table:table-cell>
          <table:table-cell office:value-type="string" calcext:value-type="string">
            <text:p>20230815_113227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7];&quot;.jpg&quot;)" office:value-type="string" office:string-value="/home/stefan/Desktop/yolo/output2/images/test/20230815_113230.jpg" calcext:value-type="string">
            <text:p>/home/stefan/Desktop/yolo/output2/images/test/20230815_113230.jpg</text:p>
          </table:table-cell>
          <table:table-cell table:formula="of:=COM.MICROSOFT.CONCAT(&quot;/home/stefan/Desktop/yolo/output2/images/test/&quot;;[.D137];&quot;.jpg&quot;)" office:value-type="string" office:string-value="/home/stefan/Desktop/yolo/output2/images/test/20230815_113255.jpg" calcext:value-type="string">
            <text:p>/home/stefan/Desktop/yolo/output2/images/test/20230815_113255.jpg</text:p>
          </table:table-cell>
          <table:table-cell office:value-type="string" calcext:value-type="string">
            <text:p>20230815_113230</text:p>
          </table:table-cell>
          <table:table-cell office:value-type="string" calcext:value-type="string">
            <text:p>20230815_113255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8];&quot;.jpg&quot;)" office:value-type="string" office:string-value="/home/stefan/Desktop/yolo/output2/images/test/20230815_113308.jpg" calcext:value-type="string">
            <text:p>/home/stefan/Desktop/yolo/output2/images/test/20230815_113308.jpg</text:p>
          </table:table-cell>
          <table:table-cell table:formula="of:=COM.MICROSOFT.CONCAT(&quot;/home/stefan/Desktop/yolo/output2/images/test/&quot;;[.D138];&quot;.jpg&quot;)" office:value-type="string" office:string-value="/home/stefan/Desktop/yolo/output2/images/test/20230815_113446 (copy).jpg" calcext:value-type="string">
            <text:p>/home/stefan/Desktop/yolo/output2/images/test/20230815_113446 (copy).jpg</text:p>
          </table:table-cell>
          <table:table-cell office:value-type="string" calcext:value-type="string">
            <text:p>20230815_113308</text:p>
          </table:table-cell>
          <table:table-cell office:value-type="string" calcext:value-type="string">
            <text:p>20230815_113446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39];&quot;.jpg&quot;)" office:value-type="string" office:string-value="/home/stefan/Desktop/yolo/output2/images/test/20230815_113458.jpg" calcext:value-type="string">
            <text:p>/home/stefan/Desktop/yolo/output2/images/test/20230815_113458.jpg</text:p>
          </table:table-cell>
          <table:table-cell table:formula="of:=COM.MICROSOFT.CONCAT(&quot;/home/stefan/Desktop/yolo/output2/images/test/&quot;;[.D139];&quot;.jpg&quot;)" office:value-type="string" office:string-value="/home/stefan/Desktop/yolo/output2/images/test/20230815_113458 (copy).jpg" calcext:value-type="string">
            <text:p>/home/stefan/Desktop/yolo/output2/images/test/20230815_113458 (copy).jpg</text:p>
          </table:table-cell>
          <table:table-cell office:value-type="string" calcext:value-type="string">
            <text:p>20230815_113458</text:p>
          </table:table-cell>
          <table:table-cell office:value-type="string" calcext:value-type="string">
            <text:p>20230815_113458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0];&quot;.jpg&quot;)" office:value-type="string" office:string-value="/home/stefan/Desktop/yolo/output2/images/test/20230815_123344.jpg" calcext:value-type="string">
            <text:p>/home/stefan/Desktop/yolo/output2/images/test/20230815_123344.jpg</text:p>
          </table:table-cell>
          <table:table-cell table:formula="of:=COM.MICROSOFT.CONCAT(&quot;/home/stefan/Desktop/yolo/output2/images/test/&quot;;[.D140];&quot;.jpg&quot;)" office:value-type="string" office:string-value="/home/stefan/Desktop/yolo/output2/images/test/20230815_123439.jpg" calcext:value-type="string">
            <text:p>/home/stefan/Desktop/yolo/output2/images/test/20230815_123439.jpg</text:p>
          </table:table-cell>
          <table:table-cell office:value-type="string" calcext:value-type="string">
            <text:p>20230815_123344</text:p>
          </table:table-cell>
          <table:table-cell office:value-type="string" calcext:value-type="string">
            <text:p>20230815_123439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1];&quot;.jpg&quot;)" office:value-type="string" office:string-value="/home/stefan/Desktop/yolo/output2/images/test/20230815_123248.jpg" calcext:value-type="string">
            <text:p>/home/stefan/Desktop/yolo/output2/images/test/20230815_123248.jpg</text:p>
          </table:table-cell>
          <table:table-cell table:formula="of:=COM.MICROSOFT.CONCAT(&quot;/home/stefan/Desktop/yolo/output2/images/test/&quot;;[.D141];&quot;.jpg&quot;)" office:value-type="string" office:string-value="/home/stefan/Desktop/yolo/output2/images/test/20230815_123612 (copy).jpg" calcext:value-type="string">
            <text:p>/home/stefan/Desktop/yolo/output2/images/test/20230815_123612 (copy).jpg</text:p>
          </table:table-cell>
          <table:table-cell office:value-type="string" calcext:value-type="string">
            <text:p>20230815_123248</text:p>
          </table:table-cell>
          <table:table-cell office:value-type="string" calcext:value-type="string">
            <text:p>20230815_123612 (copy)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2];&quot;.jpg&quot;)" office:value-type="string" office:string-value="/home/stefan/Desktop/yolo/output2/images/test/20230815_123234.jpg" calcext:value-type="string">
            <text:p>/home/stefan/Desktop/yolo/output2/images/test/20230815_123234.jpg</text:p>
          </table:table-cell>
          <table:table-cell table:formula="of:=COM.MICROSOFT.CONCAT(&quot;/home/stefan/Desktop/yolo/output2/images/test/&quot;;[.D142];&quot;.jpg&quot;)" office:value-type="string" office:string-value="/home/stefan/Desktop/yolo/output2/images/test/20230815_123604.jpg" calcext:value-type="string">
            <text:p>/home/stefan/Desktop/yolo/output2/images/test/20230815_123604.jpg</text:p>
          </table:table-cell>
          <table:table-cell office:value-type="string" calcext:value-type="string">
            <text:p>20230815_123234</text:p>
          </table:table-cell>
          <table:table-cell office:value-type="string" calcext:value-type="string">
            <text:p>20230815_123604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3];&quot;.jpg&quot;)" office:value-type="string" office:string-value="/home/stefan/Desktop/yolo/output2/images/test/20230822_182158.jpg" calcext:value-type="string">
            <text:p>/home/stefan/Desktop/yolo/output2/images/test/20230822_182158.jpg</text:p>
          </table:table-cell>
          <table:table-cell table:formula="of:=COM.MICROSOFT.CONCAT(&quot;/home/stefan/Desktop/yolo/output2/images/test/&quot;;[.D143];&quot;.jpg&quot;)" office:value-type="string" office:string-value="/home/stefan/Desktop/yolo/output2/images/test/20230822_181058.jpg" calcext:value-type="string">
            <text:p>/home/stefan/Desktop/yolo/output2/images/test/20230822_181058.jpg</text:p>
          </table:table-cell>
          <table:table-cell office:value-type="string" calcext:value-type="string">
            <text:p>20230822_182158</text:p>
          </table:table-cell>
          <table:table-cell office:value-type="string" calcext:value-type="string">
            <text:p>20230822_181058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4];&quot;.jpg&quot;)" office:value-type="string" office:string-value="/home/stefan/Desktop/yolo/output2/images/test/20230822_182203.jpg" calcext:value-type="string">
            <text:p>/home/stefan/Desktop/yolo/output2/images/test/20230822_182203.jpg</text:p>
          </table:table-cell>
          <table:table-cell table:formula="of:=COM.MICROSOFT.CONCAT(&quot;/home/stefan/Desktop/yolo/output2/images/test/&quot;;[.D144];&quot;.jpg&quot;)" office:value-type="string" office:string-value="/home/stefan/Desktop/yolo/output2/images/test/20230822_181132.jpg" calcext:value-type="string">
            <text:p>/home/stefan/Desktop/yolo/output2/images/test/20230822_181132.jpg</text:p>
          </table:table-cell>
          <table:table-cell office:value-type="string" calcext:value-type="string">
            <text:p>20230822_182203</text:p>
          </table:table-cell>
          <table:table-cell office:value-type="string" calcext:value-type="string">
            <text:p>20230822_181132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5];&quot;.jpg&quot;)" office:value-type="string" office:string-value="/home/stefan/Desktop/yolo/output2/images/test/20230822_182257.jpg" calcext:value-type="string">
            <text:p>/home/stefan/Desktop/yolo/output2/images/test/20230822_182257.jpg</text:p>
          </table:table-cell>
          <table:table-cell table:formula="of:=COM.MICROSOFT.CONCAT(&quot;/home/stefan/Desktop/yolo/output2/images/test/&quot;;[.D145];&quot;.jpg&quot;)" office:value-type="string" office:string-value="/home/stefan/Desktop/yolo/output2/images/test/20230822_181236.jpg" calcext:value-type="string">
            <text:p>/home/stefan/Desktop/yolo/output2/images/test/20230822_181236.jpg</text:p>
          </table:table-cell>
          <table:table-cell office:value-type="string" calcext:value-type="string">
            <text:p>20230822_182257</text:p>
          </table:table-cell>
          <table:table-cell office:value-type="string" calcext:value-type="string">
            <text:p>20230822_18123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6];&quot;.jpg&quot;)" office:value-type="string" office:string-value="/home/stefan/Desktop/yolo/output2/images/test/20230822_182338.jpg" calcext:value-type="string">
            <text:p>/home/stefan/Desktop/yolo/output2/images/test/20230822_182338.jpg</text:p>
          </table:table-cell>
          <table:table-cell table:formula="of:=COM.MICROSOFT.CONCAT(&quot;/home/stefan/Desktop/yolo/output2/images/test/&quot;;[.D146];&quot;.jpg&quot;)" office:value-type="string" office:string-value="/home/stefan/Desktop/yolo/output2/images/test/20230822_181254.jpg" calcext:value-type="string">
            <text:p>/home/stefan/Desktop/yolo/output2/images/test/20230822_181254.jpg</text:p>
          </table:table-cell>
          <table:table-cell office:value-type="string" calcext:value-type="string">
            <text:p>20230822_182338</text:p>
          </table:table-cell>
          <table:table-cell office:value-type="string" calcext:value-type="string">
            <text:p>20230822_181254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7];&quot;.jpg&quot;)" office:value-type="string" office:string-value="/home/stefan/Desktop/yolo/output2/images/test/20230822_182400.jpg" calcext:value-type="string">
            <text:p>/home/stefan/Desktop/yolo/output2/images/test/20230822_182400.jpg</text:p>
          </table:table-cell>
          <table:table-cell table:formula="of:=COM.MICROSOFT.CONCAT(&quot;/home/stefan/Desktop/yolo/output2/images/test/&quot;;[.D147];&quot;.jpg&quot;)" office:value-type="string" office:string-value="/home/stefan/Desktop/yolo/output2/images/test/20230822_181335.jpg" calcext:value-type="string">
            <text:p>/home/stefan/Desktop/yolo/output2/images/test/20230822_181335.jpg</text:p>
          </table:table-cell>
          <table:table-cell office:value-type="string" calcext:value-type="string">
            <text:p>20230822_182400</text:p>
          </table:table-cell>
          <table:table-cell office:value-type="string" calcext:value-type="string">
            <text:p>20230822_181335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8];&quot;.jpg&quot;)" office:value-type="string" office:string-value="/home/stefan/Desktop/yolo/output2/images/test/20230822_182532.jpg" calcext:value-type="string">
            <text:p>/home/stefan/Desktop/yolo/output2/images/test/20230822_182532.jpg</text:p>
          </table:table-cell>
          <table:table-cell table:formula="of:=COM.MICROSOFT.CONCAT(&quot;/home/stefan/Desktop/yolo/output2/images/test/&quot;;[.D148];&quot;.jpg&quot;)" office:value-type="string" office:string-value="/home/stefan/Desktop/yolo/output2/images/test/20230822_181406.jpg" calcext:value-type="string">
            <text:p>/home/stefan/Desktop/yolo/output2/images/test/20230822_181406.jpg</text:p>
          </table:table-cell>
          <table:table-cell office:value-type="string" calcext:value-type="string">
            <text:p>20230822_182532</text:p>
          </table:table-cell>
          <table:table-cell office:value-type="string" calcext:value-type="string">
            <text:p>20230822_18140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49];&quot;.jpg&quot;)" office:value-type="string" office:string-value="/home/stefan/Desktop/yolo/output2/images/test/20230822_182606.jpg" calcext:value-type="string">
            <text:p>/home/stefan/Desktop/yolo/output2/images/test/20230822_182606.jpg</text:p>
          </table:table-cell>
          <table:table-cell table:formula="of:=COM.MICROSOFT.CONCAT(&quot;/home/stefan/Desktop/yolo/output2/images/test/&quot;;[.D149];&quot;.jpg&quot;)" office:value-type="string" office:string-value="/home/stefan/Desktop/yolo/output2/images/test/20230822_181420.jpg" calcext:value-type="string">
            <text:p>/home/stefan/Desktop/yolo/output2/images/test/20230822_181420.jpg</text:p>
          </table:table-cell>
          <table:table-cell office:value-type="string" calcext:value-type="string">
            <text:p>20230822_182606</text:p>
          </table:table-cell>
          <table:table-cell office:value-type="string" calcext:value-type="string">
            <text:p>20230822_181420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0];&quot;.jpg&quot;)" office:value-type="string" office:string-value="/home/stefan/Desktop/yolo/output2/images/test/20230822_182717.jpg" calcext:value-type="string">
            <text:p>/home/stefan/Desktop/yolo/output2/images/test/20230822_182717.jpg</text:p>
          </table:table-cell>
          <table:table-cell table:formula="of:=COM.MICROSOFT.CONCAT(&quot;/home/stefan/Desktop/yolo/output2/images/test/&quot;;[.D150];&quot;.jpg&quot;)" office:value-type="string" office:string-value="/home/stefan/Desktop/yolo/output2/images/test/20230822_181426.jpg" calcext:value-type="string">
            <text:p>/home/stefan/Desktop/yolo/output2/images/test/20230822_181426.jpg</text:p>
          </table:table-cell>
          <table:table-cell office:value-type="string" calcext:value-type="string">
            <text:p>20230822_182717</text:p>
          </table:table-cell>
          <table:table-cell office:value-type="string" calcext:value-type="string">
            <text:p>20230822_18142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1];&quot;.jpg&quot;)" office:value-type="string" office:string-value="/home/stefan/Desktop/yolo/output2/images/test/20230822_182828.jpg" calcext:value-type="string">
            <text:p>/home/stefan/Desktop/yolo/output2/images/test/20230822_182828.jpg</text:p>
          </table:table-cell>
          <table:table-cell table:formula="of:=COM.MICROSOFT.CONCAT(&quot;/home/stefan/Desktop/yolo/output2/images/test/&quot;;[.D151];&quot;.jpg&quot;)" office:value-type="string" office:string-value="/home/stefan/Desktop/yolo/output2/images/test/20230822_181436.jpg" calcext:value-type="string">
            <text:p>/home/stefan/Desktop/yolo/output2/images/test/20230822_181436.jpg</text:p>
          </table:table-cell>
          <table:table-cell office:value-type="string" calcext:value-type="string">
            <text:p>20230822_182828</text:p>
          </table:table-cell>
          <table:table-cell office:value-type="string" calcext:value-type="string">
            <text:p>20230822_18143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2];&quot;.jpg&quot;)" office:value-type="string" office:string-value="/home/stefan/Desktop/yolo/output2/images/test/20230822_182858.jpg" calcext:value-type="string">
            <text:p>/home/stefan/Desktop/yolo/output2/images/test/20230822_182858.jpg</text:p>
          </table:table-cell>
          <table:table-cell table:formula="of:=COM.MICROSOFT.CONCAT(&quot;/home/stefan/Desktop/yolo/output2/images/test/&quot;;[.D152];&quot;.jpg&quot;)" office:value-type="string" office:string-value="/home/stefan/Desktop/yolo/output2/images/test/20230822_181607.jpg" calcext:value-type="string">
            <text:p>/home/stefan/Desktop/yolo/output2/images/test/20230822_181607.jpg</text:p>
          </table:table-cell>
          <table:table-cell office:value-type="string" calcext:value-type="string">
            <text:p>20230822_182858</text:p>
          </table:table-cell>
          <table:table-cell office:value-type="string" calcext:value-type="string">
            <text:p>20230822_181607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3];&quot;.jpg&quot;)" office:value-type="string" office:string-value="/home/stefan/Desktop/yolo/output2/images/test/20230815_103344.jpg" calcext:value-type="string">
            <text:p>/home/stefan/Desktop/yolo/output2/images/test/20230815_103344.jpg</text:p>
          </table:table-cell>
          <table:table-cell table:formula="of:=COM.MICROSOFT.CONCAT(&quot;/home/stefan/Desktop/yolo/output2/images/test/&quot;;[.D153];&quot;.jpg&quot;)" office:value-type="string" office:string-value="/home/stefan/Desktop/yolo/output2/images/test/20230815_103736.jpg" calcext:value-type="string">
            <text:p>/home/stefan/Desktop/yolo/output2/images/test/20230815_103736.jpg</text:p>
          </table:table-cell>
          <table:table-cell office:value-type="string" calcext:value-type="string">
            <text:p>20230815_103344</text:p>
          </table:table-cell>
          <table:table-cell office:value-type="string" calcext:value-type="string">
            <text:p>20230815_10373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4];&quot;.jpg&quot;)" office:value-type="string" office:string-value="/home/stefan/Desktop/yolo/output2/images/test/20230815_103616.jpg" calcext:value-type="string">
            <text:p>/home/stefan/Desktop/yolo/output2/images/test/20230815_103616.jpg</text:p>
          </table:table-cell>
          <table:table-cell table:formula="of:=COM.MICROSOFT.CONCAT(&quot;/home/stefan/Desktop/yolo/output2/images/test/&quot;;[.D154];&quot;.jpg&quot;)" office:value-type="string" office:string-value="/home/stefan/Desktop/yolo/output2/images/test/20230815_103855.jpg" calcext:value-type="string">
            <text:p>/home/stefan/Desktop/yolo/output2/images/test/20230815_103855.jpg</text:p>
          </table:table-cell>
          <table:table-cell office:value-type="string" calcext:value-type="string">
            <text:p>20230815_103616</text:p>
          </table:table-cell>
          <table:table-cell office:value-type="string" calcext:value-type="string">
            <text:p>20230815_103855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5];&quot;.jpg&quot;)" office:value-type="string" office:string-value="/home/stefan/Desktop/yolo/output2/images/test/20230815_103703.jpg" calcext:value-type="string">
            <text:p>/home/stefan/Desktop/yolo/output2/images/test/20230815_103703.jpg</text:p>
          </table:table-cell>
          <table:table-cell table:formula="of:=COM.MICROSOFT.CONCAT(&quot;/home/stefan/Desktop/yolo/output2/images/test/&quot;;[.D155];&quot;.jpg&quot;)" office:value-type="string" office:string-value="/home/stefan/Desktop/yolo/output2/images/test/20230815_104554.jpg" calcext:value-type="string">
            <text:p>/home/stefan/Desktop/yolo/output2/images/test/20230815_104554.jpg</text:p>
          </table:table-cell>
          <table:table-cell office:value-type="string" calcext:value-type="string">
            <text:p>20230815_103703</text:p>
          </table:table-cell>
          <table:table-cell office:value-type="string" calcext:value-type="string">
            <text:p>20230815_104554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6];&quot;.jpg&quot;)" office:value-type="string" office:string-value="/home/stefan/Desktop/yolo/output2/images/test/20230815_104115.jpg" calcext:value-type="string">
            <text:p>/home/stefan/Desktop/yolo/output2/images/test/20230815_104115.jpg</text:p>
          </table:table-cell>
          <table:table-cell table:formula="of:=COM.MICROSOFT.CONCAT(&quot;/home/stefan/Desktop/yolo/output2/images/test/&quot;;[.D156];&quot;.jpg&quot;)" office:value-type="string" office:string-value="/home/stefan/Desktop/yolo/output2/images/test/20230815_104601.jpg" calcext:value-type="string">
            <text:p>/home/stefan/Desktop/yolo/output2/images/test/20230815_104601.jpg</text:p>
          </table:table-cell>
          <table:table-cell office:value-type="string" calcext:value-type="string">
            <text:p>20230815_104115</text:p>
          </table:table-cell>
          <table:table-cell office:value-type="string" calcext:value-type="string">
            <text:p>20230815_104601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7];&quot;.jpg&quot;)" office:value-type="string" office:string-value="/home/stefan/Desktop/yolo/output2/images/test/20230815_104915.jpg" calcext:value-type="string">
            <text:p>/home/stefan/Desktop/yolo/output2/images/test/20230815_104915.jpg</text:p>
          </table:table-cell>
          <table:table-cell table:formula="of:=COM.MICROSOFT.CONCAT(&quot;/home/stefan/Desktop/yolo/output2/images/test/&quot;;[.D157];&quot;.jpg&quot;)" office:value-type="string" office:string-value="/home/stefan/Desktop/yolo/output2/images/test/20230815_104712.jpg" calcext:value-type="string">
            <text:p>/home/stefan/Desktop/yolo/output2/images/test/20230815_104712.jpg</text:p>
          </table:table-cell>
          <table:table-cell office:value-type="string" calcext:value-type="string">
            <text:p>20230815_104915</text:p>
          </table:table-cell>
          <table:table-cell office:value-type="string" calcext:value-type="string">
            <text:p>20230815_104712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8];&quot;.jpg&quot;)" office:value-type="string" office:string-value="/home/stefan/Desktop/yolo/output2/images/test/20230815_105435.jpg" calcext:value-type="string">
            <text:p>/home/stefan/Desktop/yolo/output2/images/test/20230815_105435.jpg</text:p>
          </table:table-cell>
          <table:table-cell table:formula="of:=COM.MICROSOFT.CONCAT(&quot;/home/stefan/Desktop/yolo/output2/images/test/&quot;;[.D158];&quot;.jpg&quot;)" office:value-type="string" office:string-value="/home/stefan/Desktop/yolo/output2/images/test/20230815_104716.jpg" calcext:value-type="string">
            <text:p>/home/stefan/Desktop/yolo/output2/images/test/20230815_104716.jpg</text:p>
          </table:table-cell>
          <table:table-cell office:value-type="string" calcext:value-type="string">
            <text:p>20230815_105435</text:p>
          </table:table-cell>
          <table:table-cell office:value-type="string" calcext:value-type="string">
            <text:p>20230815_10471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59];&quot;.jpg&quot;)" office:value-type="string" office:string-value="/home/stefan/Desktop/yolo/output2/images/test/20230815_105606.jpg" calcext:value-type="string">
            <text:p>/home/stefan/Desktop/yolo/output2/images/test/20230815_105606.jpg</text:p>
          </table:table-cell>
          <table:table-cell table:formula="of:=COM.MICROSOFT.CONCAT(&quot;/home/stefan/Desktop/yolo/output2/images/test/&quot;;[.D159];&quot;.jpg&quot;)" office:value-type="string" office:string-value="/home/stefan/Desktop/yolo/output2/images/test/20230815_104732.jpg" calcext:value-type="string">
            <text:p>/home/stefan/Desktop/yolo/output2/images/test/20230815_104732.jpg</text:p>
          </table:table-cell>
          <table:table-cell office:value-type="string" calcext:value-type="string">
            <text:p>20230815_105606</text:p>
          </table:table-cell>
          <table:table-cell office:value-type="string" calcext:value-type="string">
            <text:p>20230815_104732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0];&quot;.jpg&quot;)" office:value-type="string" office:string-value="/home/stefan/Desktop/yolo/output2/images/test/20230815_105936.jpg" calcext:value-type="string">
            <text:p>/home/stefan/Desktop/yolo/output2/images/test/20230815_105936.jpg</text:p>
          </table:table-cell>
          <table:table-cell table:formula="of:=COM.MICROSOFT.CONCAT(&quot;/home/stefan/Desktop/yolo/output2/images/test/&quot;;[.D160];&quot;.jpg&quot;)" office:value-type="string" office:string-value="/home/stefan/Desktop/yolo/output2/images/test/20230815_104745.jpg" calcext:value-type="string">
            <text:p>/home/stefan/Desktop/yolo/output2/images/test/20230815_104745.jpg</text:p>
          </table:table-cell>
          <table:table-cell office:value-type="string" calcext:value-type="string">
            <text:p>20230815_105936</text:p>
          </table:table-cell>
          <table:table-cell office:value-type="string" calcext:value-type="string">
            <text:p>20230815_104745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1];&quot;.jpg&quot;)" office:value-type="string" office:string-value="/home/stefan/Desktop/yolo/output2/images/test/20230815_132033.jpg" calcext:value-type="string">
            <text:p>/home/stefan/Desktop/yolo/output2/images/test/20230815_132033.jpg</text:p>
          </table:table-cell>
          <table:table-cell table:formula="of:=COM.MICROSOFT.CONCAT(&quot;/home/stefan/Desktop/yolo/output2/images/test/&quot;;[.D161];&quot;.jpg&quot;)" office:value-type="string" office:string-value="/home/stefan/Desktop/yolo/output2/images/test/20230815_104809.jpg" calcext:value-type="string">
            <text:p>/home/stefan/Desktop/yolo/output2/images/test/20230815_104809.jpg</text:p>
          </table:table-cell>
          <table:table-cell office:value-type="string" calcext:value-type="string">
            <text:p>20230815_132033</text:p>
          </table:table-cell>
          <table:table-cell office:value-type="string" calcext:value-type="string">
            <text:p>20230815_104809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2];&quot;.jpg&quot;)" office:value-type="string" office:string-value="/home/stefan/Desktop/yolo/output2/images/test/20230815_132103.jpg" calcext:value-type="string">
            <text:p>/home/stefan/Desktop/yolo/output2/images/test/20230815_132103.jpg</text:p>
          </table:table-cell>
          <table:table-cell table:formula="of:=COM.MICROSOFT.CONCAT(&quot;/home/stefan/Desktop/yolo/output2/images/test/&quot;;[.D162];&quot;.jpg&quot;)" office:value-type="string" office:string-value="/home/stefan/Desktop/yolo/output2/images/test/20230815_104816.jpg" calcext:value-type="string">
            <text:p>/home/stefan/Desktop/yolo/output2/images/test/20230815_104816.jpg</text:p>
          </table:table-cell>
          <table:table-cell office:value-type="string" calcext:value-type="string">
            <text:p>20230815_132103</text:p>
          </table:table-cell>
          <table:table-cell office:value-type="string" calcext:value-type="string">
            <text:p>20230815_10481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3];&quot;.jpg&quot;)" office:value-type="string" office:string-value="/home/stefan/Desktop/yolo/output2/images/test/20230815_110343.jpg" calcext:value-type="string">
            <text:p>/home/stefan/Desktop/yolo/output2/images/test/20230815_110343.jpg</text:p>
          </table:table-cell>
          <table:table-cell table:formula="of:=COM.MICROSOFT.CONCAT(&quot;/home/stefan/Desktop/yolo/output2/images/test/&quot;;[.D163];&quot;.jpg&quot;)" office:value-type="string" office:string-value="/home/stefan/Desktop/yolo/output2/images/test/20230815_110217.jpg" calcext:value-type="string">
            <text:p>/home/stefan/Desktop/yolo/output2/images/test/20230815_110217.jpg</text:p>
          </table:table-cell>
          <table:table-cell office:value-type="string" calcext:value-type="string">
            <text:p>20230815_110343</text:p>
          </table:table-cell>
          <table:table-cell office:value-type="string" calcext:value-type="string">
            <text:p>20230815_110217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4];&quot;.jpg&quot;)" office:value-type="string" office:string-value="/home/stefan/Desktop/yolo/output2/images/test/20230815_110738.jpg" calcext:value-type="string">
            <text:p>/home/stefan/Desktop/yolo/output2/images/test/20230815_110738.jpg</text:p>
          </table:table-cell>
          <table:table-cell table:formula="of:=COM.MICROSOFT.CONCAT(&quot;/home/stefan/Desktop/yolo/output2/images/test/&quot;;[.D164];&quot;.jpg&quot;)" office:value-type="string" office:string-value="/home/stefan/Desktop/yolo/output2/images/test/20230815_110256.jpg" calcext:value-type="string">
            <text:p>/home/stefan/Desktop/yolo/output2/images/test/20230815_110256.jpg</text:p>
          </table:table-cell>
          <table:table-cell office:value-type="string" calcext:value-type="string">
            <text:p>20230815_110738</text:p>
          </table:table-cell>
          <table:table-cell office:value-type="string" calcext:value-type="string">
            <text:p>20230815_110256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5];&quot;.jpg&quot;)" office:value-type="string" office:string-value="/home/stefan/Desktop/yolo/output2/images/test/20230815_110923.jpg" calcext:value-type="string">
            <text:p>/home/stefan/Desktop/yolo/output2/images/test/20230815_110923.jpg</text:p>
          </table:table-cell>
          <table:table-cell table:formula="of:=COM.MICROSOFT.CONCAT(&quot;/home/stefan/Desktop/yolo/output2/images/test/&quot;;[.D165];&quot;.jpg&quot;)" office:value-type="string" office:string-value="/home/stefan/Desktop/yolo/output2/images/test/20230815_110301.jpg" calcext:value-type="string">
            <text:p>/home/stefan/Desktop/yolo/output2/images/test/20230815_110301.jpg</text:p>
          </table:table-cell>
          <table:table-cell office:value-type="string" calcext:value-type="string">
            <text:p>20230815_110923</text:p>
          </table:table-cell>
          <table:table-cell office:value-type="string" calcext:value-type="string">
            <text:p>20230815_110301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6];&quot;.jpg&quot;)" office:value-type="string" office:string-value="/home/stefan/Desktop/yolo/output2/images/test/20230815_111330.jpg" calcext:value-type="string">
            <text:p>/home/stefan/Desktop/yolo/output2/images/test/20230815_111330.jpg</text:p>
          </table:table-cell>
          <table:table-cell table:formula="of:=COM.MICROSOFT.CONCAT(&quot;/home/stefan/Desktop/yolo/output2/images/test/&quot;;[.D166];&quot;.jpg&quot;)" office:value-type="string" office:string-value="/home/stefan/Desktop/yolo/output2/images/test/20230815_110354.jpg" calcext:value-type="string">
            <text:p>/home/stefan/Desktop/yolo/output2/images/test/20230815_110354.jpg</text:p>
          </table:table-cell>
          <table:table-cell office:value-type="string" calcext:value-type="string">
            <text:p>20230815_111330</text:p>
          </table:table-cell>
          <table:table-cell office:value-type="string" calcext:value-type="string">
            <text:p>20230815_110354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7];&quot;.jpg&quot;)" office:value-type="string" office:string-value="/home/stefan/Desktop/yolo/output2/images/test/20230815_111440.jpg" calcext:value-type="string">
            <text:p>/home/stefan/Desktop/yolo/output2/images/test/20230815_111440.jpg</text:p>
          </table:table-cell>
          <table:table-cell table:formula="of:=COM.MICROSOFT.CONCAT(&quot;/home/stefan/Desktop/yolo/output2/images/test/&quot;;[.D167];&quot;.jpg&quot;)" office:value-type="string" office:string-value="/home/stefan/Desktop/yolo/output2/images/test/20230815_110634.jpg" calcext:value-type="string">
            <text:p>/home/stefan/Desktop/yolo/output2/images/test/20230815_110634.jpg</text:p>
          </table:table-cell>
          <table:table-cell office:value-type="string" calcext:value-type="string">
            <text:p>20230815_111440</text:p>
          </table:table-cell>
          <table:table-cell office:value-type="string" calcext:value-type="string">
            <text:p>20230815_110634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8];&quot;.jpg&quot;)" office:value-type="string" office:string-value="/home/stefan/Desktop/yolo/output2/images/test/20230815_111529.jpg" calcext:value-type="string">
            <text:p>/home/stefan/Desktop/yolo/output2/images/test/20230815_111529.jpg</text:p>
          </table:table-cell>
          <table:table-cell table:formula="of:=COM.MICROSOFT.CONCAT(&quot;/home/stefan/Desktop/yolo/output2/images/test/&quot;;[.D168];&quot;.jpg&quot;)" office:value-type="string" office:string-value="/home/stefan/Desktop/yolo/output2/images/test/20230815_110917.jpg" calcext:value-type="string">
            <text:p>/home/stefan/Desktop/yolo/output2/images/test/20230815_110917.jpg</text:p>
          </table:table-cell>
          <table:table-cell office:value-type="string" calcext:value-type="string">
            <text:p>20230815_111529</text:p>
          </table:table-cell>
          <table:table-cell office:value-type="string" calcext:value-type="string">
            <text:p>20230815_110917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69];&quot;.jpg&quot;)" office:value-type="string" office:string-value="/home/stefan/Desktop/yolo/output2/images/test/20230815_111557.jpg" calcext:value-type="string">
            <text:p>/home/stefan/Desktop/yolo/output2/images/test/20230815_111557.jpg</text:p>
          </table:table-cell>
          <table:table-cell table:formula="of:=COM.MICROSOFT.CONCAT(&quot;/home/stefan/Desktop/yolo/output2/images/test/&quot;;[.D169];&quot;.jpg&quot;)" office:value-type="string" office:string-value="/home/stefan/Desktop/yolo/output2/images/test/20230815_111138.jpg" calcext:value-type="string">
            <text:p>/home/stefan/Desktop/yolo/output2/images/test/20230815_111138.jpg</text:p>
          </table:table-cell>
          <table:table-cell office:value-type="string" calcext:value-type="string">
            <text:p>20230815_111557</text:p>
          </table:table-cell>
          <table:table-cell office:value-type="string" calcext:value-type="string">
            <text:p>20230815_111138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70];&quot;.jpg&quot;)" office:value-type="string" office:string-value="/home/stefan/Desktop/yolo/output2/images/test/20230815_111709.jpg" calcext:value-type="string">
            <text:p>/home/stefan/Desktop/yolo/output2/images/test/20230815_111709.jpg</text:p>
          </table:table-cell>
          <table:table-cell table:formula="of:=COM.MICROSOFT.CONCAT(&quot;/home/stefan/Desktop/yolo/output2/images/test/&quot;;[.D170];&quot;.jpg&quot;)" office:value-type="string" office:string-value="/home/stefan/Desktop/yolo/output2/images/test/20230815_111205.jpg" calcext:value-type="string">
            <text:p>/home/stefan/Desktop/yolo/output2/images/test/20230815_111205.jpg</text:p>
          </table:table-cell>
          <table:table-cell office:value-type="string" calcext:value-type="string">
            <text:p>20230815_111709</text:p>
          </table:table-cell>
          <table:table-cell office:value-type="string" calcext:value-type="string">
            <text:p>20230815_111205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71];&quot;.jpg&quot;)" office:value-type="string" office:string-value="/home/stefan/Desktop/yolo/output2/images/test/20230815_111723.jpg" calcext:value-type="string">
            <text:p>/home/stefan/Desktop/yolo/output2/images/test/20230815_111723.jpg</text:p>
          </table:table-cell>
          <table:table-cell table:formula="of:=COM.MICROSOFT.CONCAT(&quot;/home/stefan/Desktop/yolo/output2/images/test/&quot;;[.D171];&quot;.jpg&quot;)" office:value-type="string" office:string-value="/home/stefan/Desktop/yolo/output2/images/test/20230815_111232.jpg" calcext:value-type="string">
            <text:p>/home/stefan/Desktop/yolo/output2/images/test/20230815_111232.jpg</text:p>
          </table:table-cell>
          <table:table-cell office:value-type="string" calcext:value-type="string">
            <text:p>20230815_111723</text:p>
          </table:table-cell>
          <table:table-cell office:value-type="string" calcext:value-type="string">
            <text:p>20230815_111232</text:p>
          </table:table-cell>
          <table:table-cell table:number-columns-repeated="3"/>
        </table:table-row>
        <table:table-row table:style-name="ro1">
          <table:table-cell table:formula="of:=COM.MICROSOFT.CONCAT(&quot;/home/stefan/Desktop/yolo/output2/images/test/&quot;;[.C172];&quot;.jpg&quot;)" office:value-type="string" office:string-value="/home/stefan/Desktop/yolo/output2/images/test/20230815_131107.jpg" calcext:value-type="string">
            <text:p>/home/stefan/Desktop/yolo/output2/images/test/20230815_131107.jpg</text:p>
          </table:table-cell>
          <table:table-cell table:formula="of:=COM.MICROSOFT.CONCAT(&quot;/home/stefan/Desktop/yolo/output2/images/test/&quot;;[.D172];&quot;.jpg&quot;)" office:value-type="string" office:string-value="/home/stefan/Desktop/yolo/output2/images/test/20230815_111425.jpg" calcext:value-type="string">
            <text:p>/home/stefan/Desktop/yolo/output2/images/test/20230815_111425.jpg</text:p>
          </table:table-cell>
          <table:table-cell office:value-type="string" calcext:value-type="string">
            <text:p>20230815_131107</text:p>
          </table:table-cell>
          <table:table-cell office:value-type="string" calcext:value-type="string">
            <text:p>20230815_1114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8:22:46.586053663</meta:creation-date>
    <dc:date>2023-11-07T22:58:45.632988664</dc:date>
    <meta:editing-duration>PT1H46M48S</meta:editing-duration>
    <meta:editing-cycles>3</meta:editing-cycles>
    <meta:generator>LibreOffice/7.3.7.2$Linux_X86_64 LibreOffice_project/30$Build-2</meta:generator>
    <meta:document-statistic meta:table-count="1" meta:cell-count="770" meta:object-count="0"/>
  </office:meta>
</office:document-meta>
</file>